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8000000A40FCF70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2" svg:font-family="Arial, sans-serif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2944in" fo:margin-left="-0.0785in" table:align="left" style:writing-mode="lr-tb"/>
    </style:style>
    <style:style style:name="Table1.A" style:family="table-column">
      <style:table-column-properties style:column-width="0.4778in"/>
    </style:style>
    <style:style style:name="Table1.B" style:family="table-column">
      <style:table-column-properties style:column-width="0.4708in"/>
    </style:style>
    <style:style style:name="Table1.D" style:family="table-column">
      <style:table-column-properties style:column-width="0.4701in"/>
    </style:style>
    <style:style style:name="Table1.K" style:family="table-column">
      <style:table-column-properties style:column-width="0.5257in"/>
    </style:style>
    <style:style style:name="Table1.M" style:family="table-column">
      <style:table-column-properties style:column-width="0.5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background-color="#ccff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ffff9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M1" style:family="table-cell">
      <style:table-cell-properties style:vertical-align="top" fo:background-color="#ffff9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background-color="#ccffcc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C5" style:family="table-cell">
      <style:table-cell-properties style:vertical-align="top" fo:background-color="#ffff99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M5" style:family="table-cell">
      <style:table-cell-properties style:vertical-align="top" fo:background-color="#ffff99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line-height="0.0626in"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style:font-name="Arial1" fo:font-size="10pt" fo:font-weight="bold" style:font-size-asian="10pt" style:font-weight-asian="bold" style:font-name-complex="Arial1" style:font-size-complex="10pt"/>
    </style:style>
    <style:style style:name="P4" style:family="paragraph" style:parent-style-name="Header">
      <style:paragraph-properties fo:text-align="end" style:justify-single-word="false"/>
      <style:text-properties style:font-name="Arial1" fo:font-size="10pt" style:font-size-asian="10pt" style:font-name-complex="Arial1" style:font-size-complex="10pt"/>
    </style:style>
    <style:style style:name="P5" style:family="paragraph" style:parent-style-name="Header">
      <style:paragraph-properties fo:text-align="end" style:justify-single-word="false" fo:padding="0in" fo:border-left="none" fo:border-right="none" fo:border-top="1.5pt solid #000000" fo:border-bottom="none"/>
      <style:text-properties style:font-name="Arial1" fo:font-size="16pt" fo:font-weight="bold" style:font-size-asian="16pt" style:font-weight-asian="bold" style:font-name-complex="Arial1" style:font-size-complex="16pt"/>
    </style:style>
    <style:style style:name="P6" style:family="paragraph" style:parent-style-name="Footer">
      <style:paragraph-properties>
        <style:tab-stops>
          <style:tab-stop style:position="2.9528in" style:type="center"/>
          <style:tab-stop style:position="5.9055in" style:type="right"/>
          <style:tab-stop style:position="6.75in" style:type="right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P7" style:family="paragraph" style:parent-style-name="Footer">
      <style:paragraph-properties>
        <style:tab-stops>
          <style:tab-stop style:position="2.9528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P8" style:family="paragraph" style:parent-style-name="Standard">
      <style:text-properties style:font-name="Arial1" fo:font-size="14pt" fo:font-weight="bold" style:font-size-asian="14pt" style:font-weight-asian="bold" style:font-name-complex="Arial1" style:font-size-complex="14pt"/>
    </style:style>
    <style:style style:name="P9" style:family="paragraph" style:parent-style-name="Standard">
      <style:text-properties style:font-name="Arial1" style:font-name-complex="Arial1"/>
    </style:style>
    <style:style style:name="P10" style:family="paragraph" style:parent-style-name="Standard">
      <style:paragraph-properties>
        <style:tab-stops>
          <style:tab-stop style:position="4.2638in"/>
        </style:tab-stops>
      </style:paragraph-properties>
      <style:text-properties style:font-name="Arial1" style:font-name-complex="Arial1"/>
    </style:style>
    <style:style style:name="P11" style:family="paragraph" style:parent-style-name="Standard">
      <style:text-properties style:font-name="Arial1" officeooo:rsid="0000dc4a" officeooo:paragraph-rsid="0000dc4a" style:font-name-complex="Arial1"/>
    </style:style>
    <style:style style:name="P12" style:family="paragraph" style:parent-style-name="Standard">
      <style:text-properties style:font-name="Arial1" officeooo:rsid="0002bcac" officeooo:paragraph-rsid="0000280a" style:font-name-complex="Arial1"/>
    </style:style>
    <style:style style:name="P13" style:family="paragraph" style:parent-style-name="Standard">
      <style:text-properties style:font-name="Arial1" officeooo:rsid="0002bcac" officeooo:paragraph-rsid="0003cddf" style:font-name-complex="Arial1"/>
    </style:style>
    <style:style style:name="P14" style:family="paragraph" style:parent-style-name="Standard">
      <style:text-properties style:font-name="Arial1" officeooo:rsid="0002bcac" officeooo:paragraph-rsid="0003ff06" style:font-name-complex="Arial1"/>
    </style:style>
    <style:style style:name="P15" style:family="paragraph" style:parent-style-name="Standard">
      <style:text-properties style:font-name="Arial1" officeooo:rsid="0002bcac" officeooo:paragraph-rsid="000512cc" style:font-name-complex="Arial1"/>
    </style:style>
    <style:style style:name="P16" style:family="paragraph" style:parent-style-name="Standard">
      <style:text-properties style:font-name="Arial1" officeooo:rsid="0002bcac" officeooo:paragraph-rsid="0006b9ab" style:font-name-complex="Arial1"/>
    </style:style>
    <style:style style:name="P17" style:family="paragraph" style:parent-style-name="Standard">
      <style:text-properties style:font-name="Arial1" officeooo:rsid="0002bcac" officeooo:paragraph-rsid="0007ca73" style:font-name-complex="Arial1"/>
    </style:style>
    <style:style style:name="P18" style:family="paragraph" style:parent-style-name="Standard">
      <style:text-properties style:font-name="Arial1" officeooo:rsid="0002bcac" officeooo:paragraph-rsid="000b4cde" style:font-name-complex="Arial1"/>
    </style:style>
    <style:style style:name="P19" style:family="paragraph" style:parent-style-name="Standard">
      <style:text-properties style:font-name="Arial1" officeooo:rsid="0002bcac" officeooo:paragraph-rsid="0015dde3" style:font-name-complex="Arial1"/>
    </style:style>
    <style:style style:name="P20" style:family="paragraph" style:parent-style-name="Standard">
      <style:text-properties style:font-name="Arial1" officeooo:paragraph-rsid="000c73b1" style:font-name-complex="Arial1"/>
    </style:style>
    <style:style style:name="P21" style:family="paragraph" style:parent-style-name="Standard">
      <style:text-properties style:font-name="Arial1" officeooo:paragraph-rsid="000e2915" style:font-name-complex="Arial1"/>
    </style:style>
    <style:style style:name="P22" style:family="paragraph" style:parent-style-name="Standard">
      <style:text-properties style:font-name="Arial1" officeooo:rsid="00066829" officeooo:paragraph-rsid="0006b9ab" style:font-name-complex="Arial1"/>
    </style:style>
    <style:style style:name="P23" style:family="paragraph" style:parent-style-name="Standard">
      <style:text-properties style:font-name="Arial1" officeooo:rsid="00095a10" officeooo:paragraph-rsid="00095a10" style:font-name-complex="Arial1"/>
    </style:style>
    <style:style style:name="P24" style:family="paragraph" style:parent-style-name="Standard">
      <style:text-properties style:font-name="Arial1" officeooo:paragraph-rsid="0014109a" style:font-name-complex="Arial1"/>
    </style:style>
    <style:style style:name="P25" style:family="paragraph" style:parent-style-name="Standard">
      <style:text-properties style:font-name="Arial1" fo:font-weight="bold" style:font-weight-asian="bold" style:font-name-complex="Arial1"/>
    </style:style>
    <style:style style:name="P26" style:family="paragraph" style:parent-style-name="Standard">
      <style:text-properties style:font-name="Arial1" fo:font-size="16pt" fo:font-weight="bold" style:font-size-asian="16pt" style:font-weight-asian="bold" style:font-name-complex="Arial1" style:font-size-complex="16pt"/>
    </style:style>
    <style:style style:name="P27" style:family="paragraph" style:parent-style-name="Standard">
      <style:paragraph-properties fo:text-align="center" style:justify-single-word="false"/>
      <style:text-properties fo:color="#0000ff" style:font-name="Arial1" fo:font-size="14pt" fo:font-weight="bold" style:font-size-asian="14pt" style:font-weight-asian="bold" style:font-name-complex="Arial1" style:font-size-complex="14pt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text-align="center" style:justify-single-word="false" fo:break-before="page"/>
    </style:style>
    <style:style style:name="P30" style:family="paragraph" style:parent-style-name="Standard">
      <style:paragraph-properties fo:background-color="#f3f3f3" fo:padding-left="0.0555in" fo:padding-right="0.0555in" fo:padding-top="0.0138in" fo:padding-bottom="0.0138in" fo:border="0.51pt solid #000000">
        <style:background-image/>
      </style:paragraph-properties>
      <style:text-properties style:font-name="Arial1" fo:font-size="16pt" fo:font-weight="bold" officeooo:rsid="0000280a" officeooo:paragraph-rsid="0000280a" style:font-size-asian="16pt" style:font-weight-asian="bold" style:font-name-complex="Arial1" style:font-size-complex="16pt"/>
    </style:style>
    <style:style style:name="P31" style:family="paragraph" style:parent-style-name="Standard">
      <style:paragraph-properties fo:background-color="#f3f3f3" fo:padding-left="0.0555in" fo:padding-right="0.0555in" fo:padding-top="0.0138in" fo:padding-bottom="0.0138in" fo:border="0.51pt solid #000000">
        <style:background-image/>
      </style:paragraph-properties>
      <style:text-properties style:font-name="Arial1" fo:font-size="16pt" fo:text-shadow="1pt 1pt" fo:font-weight="bold" officeooo:rsid="0000280a" officeooo:paragraph-rsid="0000280a" style:font-size-asian="16pt" style:font-weight-asian="bold" style:font-name-complex="Arial1" style:font-size-complex="16pt"/>
    </style:style>
    <style:style style:name="P32" style:family="paragraph" style:parent-style-name="Standard">
      <style:paragraph-properties fo:margin-top="0.9165in" fo:margin-bottom="0.1665in" style:contextual-spacing="false" fo:text-align="center" style:justify-single-word="false" fo:padding-left="0in" fo:padding-right="0in" fo:padding-top="0.0138in" fo:padding-bottom="0.0138in" fo:border-left="none" fo:border-right="none" fo:border-top="0.51pt solid #000000" fo:border-bottom="0.51pt solid #000000"/>
      <style:text-properties style:font-name="Copperplate Gothic Bold" fo:font-size="28pt" fo:text-shadow="1pt 1pt" fo:font-weight="bold" fo:background-color="#c0c0c0" style:font-size-asian="28pt" style:font-weight-asian="bold" style:font-name-complex="Copperplate Gothic Bold" style:font-size-complex="28pt"/>
    </style:style>
    <style:style style:name="P33" style:family="paragraph" style:parent-style-name="Standard">
      <style:paragraph-properties fo:margin-top="0.0835in" fo:margin-bottom="0.0835in" style:contextual-spacing="false"/>
    </style:style>
    <style:style style:name="P34" style:family="paragraph" style:parent-style-name="Standard">
      <style:paragraph-properties fo:margin-top="0.0835in" fo:margin-bottom="0.0835in" style:contextual-spacing="false"/>
      <style:text-properties style:font-name="Arial1" fo:font-size="9pt" style:font-size-asian="9pt" style:font-name-complex="Arial1" style:font-size-complex="9pt"/>
    </style:style>
    <style:style style:name="P35" style:family="paragraph" style:parent-style-name="Standard">
      <style:paragraph-properties fo:margin-top="0.0835in" fo:margin-bottom="0.0835in" style:contextual-spacing="false"/>
      <style:text-properties style:font-name="Wingdings"/>
    </style:style>
    <style:style style:name="P36" style:family="paragraph" style:parent-style-name="Standard">
      <style:paragraph-properties fo:margin-top="0.0835in" fo:margin-bottom="0.0835in" style:contextual-spacing="false"/>
      <style:text-properties style:font-name="Wingdings" officeooo:paragraph-rsid="000e2915"/>
    </style:style>
    <style:style style:name="P37" style:family="paragraph" style:parent-style-name="Standard">
      <style:paragraph-properties fo:margin-top="0.0835in" fo:margin-bottom="0.0835in" style:contextual-spacing="false"/>
      <style:text-properties style:font-name="Wingdings" officeooo:rsid="000e2915" officeooo:paragraph-rsid="000e2915"/>
    </style:style>
    <style:style style:name="P38" style:family="paragraph" style:parent-style-name="Standard">
      <style:paragraph-properties fo:margin-top="0.0835in" fo:margin-bottom="0.0835in" style:contextual-spacing="false"/>
      <style:text-properties style:font-name="Wingdings" officeooo:paragraph-rsid="0014109a"/>
    </style:style>
    <style:style style:name="P39" style:family="paragraph" style:parent-style-name="Standard">
      <style:paragraph-properties fo:margin-top="0.0835in" fo:margin-bottom="0.0835in" style:contextual-spacing="false"/>
      <style:text-properties officeooo:rsid="0014109a" officeooo:paragraph-rsid="0014109a"/>
    </style:style>
    <style:style style:name="P40" style:family="paragraph" style:parent-style-name="Standard">
      <style:paragraph-properties fo:margin-left="0.4917in" fo:margin-right="0in" fo:margin-top="0.1665in" fo:margin-bottom="1.3335in" style:contextual-spacing="false" fo:text-align="center" style:justify-single-word="false" fo:text-indent="-0.4917in" style:auto-text-indent="false" fo:padding-left="0in" fo:padding-right="0in" fo:padding-top="0.0138in" fo:padding-bottom="0.0138in" fo:border-left="none" fo:border-right="none" fo:border-top="0.51pt solid #000000" fo:border-bottom="0.51pt solid #000000"/>
      <style:text-properties style:font-name="Copperplate Gothic Light" fo:font-size="16pt" fo:text-shadow="1pt 1pt" fo:font-weight="bold" style:font-size-asian="16pt" style:font-weight-asian="bold" style:font-name-complex="Copperplate Gothic Light" style:font-size-complex="16pt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fo:color="#0000ff" style:font-name="Arial1" fo:font-size="14pt" fo:font-weight="bold" style:font-size-asian="14pt" style:font-weight-asian="bold" style:font-name-complex="Arial1" style:font-size-complex="14pt"/>
    </style:style>
    <style:style style:name="P42" style:family="paragraph" style:parent-style-name="Standard">
      <style:text-properties style:font-name="Arial1" style:font-name-complex="Arial1"/>
    </style:style>
    <style:style style:name="P43" style:family="paragraph" style:parent-style-name="Standard" style:list-style-name="WW8Num6">
      <style:text-properties style:font-name="Arial1" style:font-name-complex="Arial1"/>
    </style:style>
    <style:style style:name="P44" style:family="paragraph" style:parent-style-name="Standard">
      <style:text-properties style:font-name="Arial1" officeooo:rsid="00046389" officeooo:paragraph-rsid="000512cc" style:font-name-complex="Arial1"/>
    </style:style>
    <style:style style:name="P45" style:family="paragraph" style:parent-style-name="Standard">
      <style:text-properties style:font-name="Arial1" officeooo:rsid="0007ca73" officeooo:paragraph-rsid="0014109a" style:font-name-complex="Arial1"/>
    </style:style>
    <style:style style:name="P46" style:family="paragraph" style:parent-style-name="Standard">
      <style:text-properties style:font-name="Arial1" officeooo:rsid="0014109a" officeooo:paragraph-rsid="0014109a" style:font-name-complex="Arial1"/>
    </style:style>
    <style:style style:name="P47" style:family="paragraph" style:parent-style-name="Standard">
      <style:text-properties style:font-name="Arial1" officeooo:rsid="00083135" officeooo:paragraph-rsid="00174c7b" style:font-name-complex="Arial1"/>
    </style:style>
    <style:style style:name="P48" style:family="paragraph" style:parent-style-name="Standard" style:list-style-name="WW8Num5">
      <style:text-properties style:font-name="Arial1" fo:font-size="14pt" fo:font-weight="bold" style:font-size-asian="14pt" style:font-weight-asian="bold" style:font-name-complex="Arial1" style:font-size-complex="14pt"/>
    </style:style>
    <style:style style:name="P49" style:family="paragraph" style:parent-style-name="Standard" style:list-style-name="WW8Num5">
      <style:text-properties style:font-name="Arial1" fo:font-size="14pt" fo:font-weight="bold" officeooo:paragraph-rsid="00174c7b" style:font-size-asian="14pt" style:font-weight-asian="bold" style:font-name-complex="Arial1" style:font-size-complex="14pt"/>
    </style:style>
    <style:style style:name="P50" style:family="paragraph" style:parent-style-name="Standard">
      <style:text-properties style:font-name="Arial1" fo:font-size="14pt" fo:font-weight="bold" officeooo:paragraph-rsid="00174c7b" style:font-size-asian="14pt" style:font-weight-asian="bold" style:font-name-complex="Arial1" style:font-size-complex="14pt"/>
    </style:style>
    <style:style style:name="P51" style:family="paragraph" style:parent-style-name="Standard" style:list-style-name="WW8Num5">
      <style:text-properties officeooo:paragraph-rsid="0003cddf"/>
    </style:style>
    <style:style style:name="P52" style:family="paragraph" style:parent-style-name="Standard" style:list-style-name="WW8Num5">
      <style:text-properties officeooo:paragraph-rsid="0010c09c"/>
    </style:style>
    <style:style style:name="P53" style:family="paragraph" style:parent-style-name="Standard" style:list-style-name="WW8Num5">
      <style:text-properties officeooo:paragraph-rsid="0014109a"/>
    </style:style>
    <style:style style:name="P54" style:family="paragraph" style:parent-style-name="Standard" style:list-style-name="WW8Num5">
      <style:text-properties officeooo:paragraph-rsid="00136ad1"/>
    </style:style>
    <style:style style:name="P55" style:family="paragraph" style:parent-style-name="Standard">
      <style:paragraph-properties fo:background-color="#f3f3f3" fo:padding-left="0.0555in" fo:padding-right="0.0555in" fo:padding-top="0.0138in" fo:padding-bottom="0.0138in" fo:border="0.51pt solid #000000">
        <style:background-image/>
      </style:paragraph-properties>
      <style:text-properties style:font-name="Arial1" fo:font-size="16pt" fo:text-shadow="1pt 1pt" fo:font-weight="bold" officeooo:rsid="00174c7b" officeooo:paragraph-rsid="00174c7b" style:font-size-asian="16pt" style:font-weight-asian="bold" style:font-name-complex="Arial1" style:font-size-complex="16pt"/>
    </style:style>
    <style:style style:name="T1" style:family="text">
      <style:text-properties style:font-name="Arial1" fo:font-size="10pt" style:font-size-asian="10pt" style:font-name-complex="Arial1" style:font-size-complex="10pt"/>
    </style:style>
    <style:style style:name="T2" style:family="text">
      <style:text-properties style:font-name="Arial1" style:font-name-complex="Arial1"/>
    </style:style>
    <style:style style:name="T3" style:family="text">
      <style:text-properties style:font-name="Arial1" officeooo:rsid="0000280a" style:font-name-complex="Arial1"/>
    </style:style>
    <style:style style:name="T4" style:family="text">
      <style:text-properties style:font-name="Arial1" style:text-underline-style="solid" style:text-underline-width="auto" style:text-underline-color="font-color" style:font-name-complex="Arial1"/>
    </style:style>
    <style:style style:name="T5" style:family="text">
      <style:text-properties style:font-name="Arial1" fo:font-weight="bold" style:font-weight-asian="bold" style:font-name-complex="Arial1"/>
    </style:style>
    <style:style style:name="T6" style:family="text">
      <style:text-properties style:font-name="Arial1" fo:font-size="18pt" fo:font-weight="bold" style:font-size-asian="18pt" style:font-weight-asian="bold" style:font-name-complex="Arial1" style:font-size-complex="18pt"/>
    </style:style>
    <style:style style:name="T7" style:family="text">
      <style:text-properties style:font-name="Arial1" fo:font-size="18pt" fo:font-weight="bold" style:font-name-asian="Arial1" style:font-size-asian="18pt" style:font-weight-asian="bold" style:font-name-complex="Arial1" style:font-size-complex="18pt"/>
    </style:style>
    <style:style style:name="T8" style:family="text">
      <style:text-properties style:font-name="Arial1" fo:font-size="14pt" fo:font-weight="bold" style:font-size-asian="14pt" style:font-weight-asian="bold" style:font-name-complex="Arial1" style:font-size-complex="14pt"/>
    </style:style>
    <style:style style:name="T9" style:family="text">
      <style:text-properties style:font-name="Arial1" fo:font-size="12pt" fo:font-weight="normal" officeooo:rsid="0003cddf" style:font-size-asian="12pt" style:font-weight-asian="normal" style:font-name-complex="Arial1" style:font-size-complex="12pt" style:font-weight-complex="normal"/>
    </style:style>
    <style:style style:name="T10" style:family="text">
      <style:text-properties style:font-name="Arial1" fo:font-size="12pt" fo:font-weight="normal" officeooo:rsid="0010c09c" style:font-size-asian="12pt" style:font-weight-asian="normal" style:font-name-complex="Arial1" style:font-size-complex="12pt" style:font-weight-complex="normal"/>
    </style:style>
    <style:style style:name="T11" style:family="text">
      <style:text-properties officeooo:rsid="0003cddf"/>
    </style:style>
    <style:style style:name="T12" style:family="text">
      <style:text-properties fo:font-style="italic" officeooo:rsid="0007ca73" style:font-style-asian="italic" style:font-style-complex="italic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22222" style:font-name="Arial" fo:font-size="12pt" fo:letter-spacing="normal" fo:font-style="normal" fo:font-weight="normal" officeooo:rsid="0011978e" style:font-size-asian="12pt" style:font-size-complex="12pt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normal" officeooo:rsid="0010c09c" style:font-size-asian="12pt" style:font-size-complex="12pt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normal" officeooo:rsid="0014109a" style:font-size-asian="12pt" style:font-size-complex="12pt"/>
    </style:style>
    <style:style style:name="T17" style:family="text">
      <style:text-properties fo:font-variant="normal" fo:text-transform="none" fo:color="#222222" style:font-name="Arial" fo:font-size="12pt" fo:letter-spacing="normal" fo:font-style="italic" fo:font-weight="normal" style:font-size-asian="12pt" style:font-size-complex="12pt"/>
    </style:style>
    <style:style style:name="T18" style:family="text">
      <style:text-properties fo:font-variant="normal" fo:text-transform="none" fo:color="#222222" style:font-name="Arial" fo:font-size="12pt" fo:letter-spacing="normal" style:font-size-asian="12pt" style:font-size-complex="12pt"/>
    </style:style>
    <style:style style:name="T19" style:family="text">
      <style:text-properties fo:font-variant="normal" fo:text-transform="none" fo:color="#222222" style:font-name="Arial2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22222" style:font-name="Arial2" fo:font-size="12pt" fo:letter-spacing="normal" fo:font-style="normal" fo:font-weight="normal" officeooo:rsid="0014109a" style:font-size-asian="12pt" style:font-size-complex="12pt"/>
    </style:style>
    <style:style style:name="T21" style:family="text">
      <style:text-properties fo:font-variant="normal" fo:text-transform="none" fo:color="#222222" style:font-name="Arial2" fo:font-size="12pt" fo:letter-spacing="normal" fo:font-style="italic" fo:font-weight="normal" style:font-size-asian="12pt" style:font-size-complex="12pt"/>
    </style:style>
    <style:style style:name="T22" style:family="text">
      <style:text-properties officeooo:rsid="0003ff06"/>
    </style:style>
    <style:style style:name="T23" style:family="text">
      <style:text-properties officeooo:rsid="00046389"/>
    </style:style>
    <style:style style:name="T24" style:family="text">
      <style:text-properties officeooo:rsid="0007ca73"/>
    </style:style>
    <style:style style:name="T25" style:family="text">
      <style:text-properties officeooo:rsid="00095a10"/>
    </style:style>
    <style:style style:name="T26" style:family="text">
      <style:text-properties officeooo:rsid="000b4cde"/>
    </style:style>
    <style:style style:name="T27" style:family="text">
      <style:text-properties officeooo:rsid="000c73b1"/>
    </style:style>
    <style:style style:name="T28" style:family="text">
      <style:text-properties officeooo:rsid="000e2915"/>
    </style:style>
    <style:style style:name="T29" style:family="text">
      <style:text-properties officeooo:rsid="00101e53"/>
    </style:style>
    <style:style style:name="T30" style:family="text">
      <style:text-properties style:font-name="Arial" officeooo:rsid="00136ad1"/>
    </style:style>
    <style:style style:name="T31" style:family="text">
      <style:text-properties officeooo:rsid="0014109a"/>
    </style:style>
    <style:style style:name="T32" style:family="text">
      <style:text-properties officeooo:rsid="00142647"/>
    </style:style>
    <style:style style:name="T33" style:family="text">
      <style:text-properties officeooo:rsid="0015dde3"/>
    </style:style>
    <style:style style:name="T34" style:family="text">
      <style:text-properties officeooo:rsid="00174c7b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27"/>
      <text:p text:style-name="P27">Instruções de preenchimento do Plano de Trabalho</text:p>
      <text:p text:style-name="P9"/>
      <text:p text:style-name="P9">Na página 1, conforme o modelo insira os seguintes dados:</text:p>
      <text:p text:style-name="P9"/>
      <text:list xml:id="list5246137834732964184" text:style-name="WW8Num6">
        <text:list-item>
          <text:p text:style-name="P43">Informe a área do conhecimento (Exatas, Humanas, Vida)</text:p>
        </text:list-item>
        <text:list-item>
          <text:p text:style-name="P43">Título do Projeto;</text:p>
        </text:list-item>
        <text:list-item>
          <text:p text:style-name="P43">Nome do Orientador;</text:p>
        </text:list-item>
        <text:list-item>
          <text:p text:style-name="P43">Unidade Acadêmica/Departamento do orientador</text:p>
        </text:list-item>
        <text:list-item>
          <text:p text:style-name="P43">Título do Plano de Trabalho;</text:p>
        </text:list-item>
        <text:list-item>
          <text:p text:style-name="P43">Nome do Aluno;</text:p>
        </text:list-item>
        <text:list-item>
          <text:p text:style-name="P43">Matrícula do Aluno;</text:p>
        </text:list-item>
      </text:list>
      <text:p text:style-name="P9"/>
      <text:p text:style-name="P9">No plano de trabalho preencha os tópicos:</text:p>
      <text:p text:style-name="P25"/>
      <text:p text:style-name="P25">Introdução ao Plano de Trabalho</text:p>
      <text:p text:style-name="Standard"><text:span text:style-name="T2">Descrever nesta parte do plano de trabalho, os objetivos específicos (como parte dos objetivos gerais do projeto), o estado da arte, etc. Dois ou mais alunos não podem ter os mesmos objetivos específicos. </text:span><text:span text:style-name="T4">A orientação é INDIVIDUAL.</text:span></text:p>
      <text:p text:style-name="P25"/>
      <text:p text:style-name="P25">Metodologia do Plano de Trabalho</text:p>
      <text:p text:style-name="Standard"><text:span text:style-name="T2">Descrever a metodologia específica para este plano de trabalho. Deve-se evitar que dois alunos tenham metodologias semelhantes. </text:span><text:span text:style-name="T4">A orientação é INDIVIDUAL</text:span><text:span text:style-name="T2">.</text:span></text:p>
      <text:p text:style-name="P9"/>
      <text:p text:style-name="P25">Resultados Esperados na Execução do Plano de Trabalho</text:p>
      <text:p text:style-name="P9">Descrever os resultados esperados na execução deste plano de trabalho. </text:p>
      <text:p text:style-name="P9"/>
      <text:p text:style-name="P25">Etapas e Cronograma de Execução do Plano de Trabalho</text:p>
      <text:p text:style-name="P9">Liste as etapas, inclua ou elimine etapas se necessário. No cronograma, utilize os símbolos para marcar as etapas, apagando aqueles de maneira apropriada.</text:p>
      <text:p text:style-name="P9"/>
      <text:p text:style-name="P25">Referências Bibliográficas</text:p>
      <text:p text:style-name="P9">Liste as referências bibliográficas.</text:p>
      <text:p text:style-name="P9"/>
      <text:p text:style-name="P28"><text:span text:style-name="T2">ÁREA DO CONHECIMENTO</text:span><text:span text:style-name="T5">:</text:span><text:span text:style-name="T2"> <text:tab/><text:tab/>( </text:span><text:span text:style-name="T3">x</text:span><text:span text:style-name="T2"> ) EXATAS <text:s text:c="2"/>( <text:s/>) HUMANAS <text:s text:c="2"/>( <text:s/>) VIDA</text:span></text:p>
      <text:p text:style-name="P9"/>
      <text:p text:style-name="P9">Título do Projeto </text:p>
      <text:p text:style-name="P30">Aplicabilidade de Sistemas de Inteligência Artificial para Dados Abertos</text:p>
      <text:p text:style-name="P10"/>
      <text:p text:style-name="P9">Orientador:</text:p>
      <text:p text:style-name="P31">Marcelo Ladeira</text:p>
      <text:p text:style-name="P9"/>
      <text:p text:style-name="P9">Unidade Acadêmica/Departamento:</text:p>
      <text:p text:style-name="P31">Departamento de Ciência da Computação</text:p>
      <text:p text:style-name="P9"/>
      <text:p text:style-name="P32">PLANO de TRABALHO</text:p>
      <text:p text:style-name="P40">Edital 2016 ProIC/CNPq/UnB</text:p>
      <text:p text:style-name="P9">Título do Plano de Trabalho</text:p>
      <text:p text:style-name="P55">Análise do Desempenho de Alunos da UnB usando um Sistema de Inteligência Artificial</text:p>
      <text:p text:style-name="P9"/>
      <text:p text:style-name="P9">Aluno</text:p>
      <text:p text:style-name="P31">Gabriel Ferreira Silva</text:p>
      <text:p text:style-name="P9"/>
      <text:p text:style-name="P9">Matrícula</text:p>
      <text:p text:style-name="P31">14/0140131</text:p>
      <text:p text:style-name="Standard"><text:soft-page-break/></text:p>
      <text:p text:style-name="P29"><text:span text:style-name="T7"><text:s/></text:span><text:span text:style-name="T6">Plano de Trabalho </text:span><text:span text:style-name="T8">(máximo de 5 páginas)</text:span></text:p>
      <text:p text:style-name="P26"/>
      <text:list xml:id="list8951430931908876650" text:style-name="WW8Num5">
        <text:list-item>
          <text:p text:style-name="P48">Introdução ao Plano de Trabalho</text:p>
        </text:list-item>
      </text:list>
      <text:p text:style-name="P12"/>
      <text:p text:style-name="P13"><text:tab/><text:span text:style-name="T26">D</text:span>iversas instituições <text:span text:style-name="T26">disponibilizam</text:span> publicamente suas informações, <text:span text:style-name="T26">seja</text:span> por questões de transparência <text:span text:style-name="T26">ou</text:span> por perceberem que o estudo sobre <text:span text:style-name="T29">tais </text:span>dados pode indicar oportunidades a serem capitalizadas. <text:span text:style-name="T11">Uma aplicação de interesse para dados abertos é, a partir de dados já conhecidos, tentar extrair informações que expliquem a relação entre os dados e, com base em tais informações, construir modelos que façam projeções sobre o futuro ou sobre dados que ainda não dispomos. </text:span></text:p>
      <text:p text:style-name="P16"><text:tab/><text:span text:style-name="T26">Seguindo esse premissa, este projeto visa a construção de um software capaz de fazer projeções acerca do desempenho futuro de um aluno na UnB, e possivelmente de sua remuneração no mercado após sair da faculdade. Isso só será possível pois foi conseguida com a UnB a disponibilização de dados de seus alunos. Tais dados incluem dados de perfil, o desempenho do aluno em cada matéria, se um aluno conseguiu ou não concluir a universidade, se houve participação em estágios ou PIBIC. Caso ele tenha ido ao mercado de trabalho privado, a sua remuneração inicial estará disponível. <text:s/></text:span></text:p>
      <text:p text:style-name="P22"><text:tab/>O sistema computacional descrito poderia ser usado para identificar quais alunos estão com maior risco de não conseguirem completar a universidade ou quais disciplinas oferecem mais risco ou quais disciplinas influenciam mais as outras. O software a ser desenvolvido seria baseado em técnicas de um campo na intersecção de Inteligência Artificial com Mineração de Dados: Aprendizagem de Máquina. </text:p>
      <text:p text:style-name="P14"><text:tab/><text:span text:style-name="T22">A área de Inteligência Artificial estuda a construção de sistemas computacionais inteligentes [1]. Já a área de Mineração de Dados estuda técnicas para a descoberta de padrões a partir de um Banco de Dados [2]. Na intersecção dessas duas áreas há um campo que vem despertando muito interesse: <text:s/>Aprendizagem de Máquina. O objetivo é conseguir extrair um padrão a partir de uma grande quantidade de dados, e usar tal padrão para com sucesso tentar prever o que ocorrerá com um sistema no futuro ou qual a maneira mais adequada de lidar com dados futuros.</text:span></text:p>
      <text:p text:style-name="P15"><text:tab/><text:span text:style-name="T23">O desenvolvimento de aprendizagem de máquina vem sendo bastante célere nos últimos tempos. Além disso, vem impactando áreas bastante diversas, como jogos [3], segurança digital [4] e sistemas de recomendação [5]. Em geral, os problemas estudados por Aprendizagem de Máquina se dividem em duas áreas: classificação e regressão [6]. Para a classificação, o resultado final assume um valor discreto. Técnicas típicas incluem Máquinas de Suporte Vetorial (SVM do inglês Support Vector Machine) e Árvores de Decisão. Para a regressão, o </text:span><text:soft-page-break/><text:span text:style-name="T23">resultado final assume um valor contínuo. Técnicas típicas incluem Regressão Linear e Redes Neurais [6]. <text:s text:c="4"/></text:span></text:p>
      <text:p text:style-name="P44"><text:tab/> </text:p>
      <text:list xml:id="list74117210361279" text:continue-numbering="true" text:style-name="WW8Num5">
        <text:list-item>
          <text:p text:style-name="P48">Metodologia do Plano de Trabalho</text:p>
        </text:list-item>
      </text:list>
      <text:p text:style-name="P18"><text:tab/><text:span text:style-name="T24"> Antes do desenvolvimento, uma etapa de pré-processamento será realizada com os dados, para garantir que eles estejam em um estado consistente. Em seguida, como é comum na ciência, uma análise exploratória dos dados será feita. Também como etapa inicial, um estudo acerca do estado da arte das técnicas de aprendizagem de máquina será feito.</text:span></text:p>
      <text:p text:style-name="P19"><text:span text:style-name="T24"><text:tab/>Durante o desenvolvimento do modelo, utilizar-se-ão várias técnicas de Aprendizagem de Máquina. A escolha das técnicas adequadas será feita com base em sua adequabilidade a situação e a quantidade de dados que se dispõe. Para cada técnica, os dados serão separados em dois conjuntos disjuntos: um de treino (para que o modelo seja capaz de aprender) e outro de teste (para avaliar quão bem o modelo aprendeu). A existência de </text:span><text:span text:style-name="T12">overfitting</text:span><text:span text:style-name="T24"> será analisada comparando a diferença de performance para os dados de treino e de teste. O desempenho das técnicas também será estimado, considerando para isso sua performance nos dados de teste. <text:s text:c="2"/></text:span></text:p>
      <text:p text:style-name="P17"><text:span text:style-name="T24"><text:s/></text:span><text:s/></text:p>
      <text:list xml:id="list74117463720822" text:continue-numbering="true" text:style-name="WW8Num5">
        <text:list-item>
          <text:p text:style-name="P48">Resultados Esperados na Execução do Plano de Trabalho</text:p>
        </text:list-item>
      </text:list>
      <text:p text:style-name="P47"><text:tab/>Espera-se que ao final do trabalho, um sistema inteligente com bom desempenho previsor <text:span text:style-name="T25">tenha </text:span>sido desenvolvido. <text:span text:style-name="T25">Embora a capacidade de previsão do software seja um fator subjetivo, os desempenhos medidos no conjunto de teste serão fornecidos. </text:span></text:p>
      <text:p text:style-name="P47"><text:span text:style-name="T25"><text:tab/>Possibilidades de atividades a serem previstas pelo sistema incluem: se um aluno irá formar ou não, o desempenho em uma matéria que ele ainda não fez, o IRA com o qual ele acabará a universidade, entre outras. Saber quais os alunos estão com maior risco de não concluir a universidade seria útil para a UnB, pois assim um maior direcionamento poderia ser dado a tal grupo. Já prever um desempenho de um aluno em uma matéria seria útil para o estudante ter, de modo personalizado, uma estimativa de quais matérias serão mais difíceis (permitindo assim um melhor planejamento para o decorrer do semestre). Por fim, uma estimativa do IRA com o qual o estudante terminará a universidade também poderia auxiliar no planejamento dele para ingressar no mercado de trabalho. <text:s text:c="3"/></text:span></text:p>
      <text:p text:style-name="P23"><text:tab/>O software desenvolvido terá código aberto e será flexível e bem documentado, permitindo assim que o seu funcionamento externo seja entendido com clareza por qualquer um e que seu funcionamento interno seja compreendido por aqueles que conhecem Aprendizagem de Máquina. Pela maneira como o software será desenvolvido, o software deve poder ser adaptado ou tomado <text:span text:style-name="T32">como base</text:span> <text:span text:style-name="T33">para</text:span> trabalhos com temas semelhantes. <text:s text:c="2"/></text:p>
      <text:p text:style-name="P11"/>
      <text:list xml:id="list74117979959872" text:continue-numbering="true" text:style-name="WW8Num5">
        <text:list-item>
          <text:p text:style-name="P48"><text:soft-page-break/>Etapas e Cronograma de Execução do Plano de Trabalho</text:p>
        </text:list-item>
      </text:list>
      <text:p text:style-name="P8"/>
      <text:p text:style-name="P9">Etapa 1 – <text:span text:style-name="T27"><text:s/>Detalhamento do Plano de Trabalho. Busca por outras possíveis aplicações e metodologias adequadas. </text:span></text:p>
      <text:p text:style-name="P9"/>
      <text:p text:style-name="P20">Etapa 2 – <text:s/><text:span text:style-name="T27">Estudo de Aprendizagem de Máquina com pesquisa em livros, artigos e MOOC's. As principais técnicas serão estudadas, assim como seu contexto de aplicação. Técnicas específicas para o contexto do trabalho serão procuradas. <text:s/></text:span></text:p>
      <text:p text:style-name="P9"/>
      <text:p text:style-name="P24">Etapa 3 – <text:span text:style-name="T24"><text:s/>Pré-processamento dos dados, de modo a identificar dados </text:span></text:p>
      <text:p text:style-name="P45">incompletos ou outros problemas. <text:span text:style-name="T34">Decidir como proceder para o caso de dados inconsistentes.</text:span></text:p>
      <text:p text:style-name="P24"/>
      <text:p text:style-name="P46">Etapa 4 – Análise Exploratória dos dados, <text:span text:style-name="T34">busca por informações interessantes nos dados. </text:span><text:s text:c="2"/></text:p>
      <text:p text:style-name="P9"/>
      <text:p text:style-name="P21">Etapa <text:span text:style-name="T31">5</text:span> – <text:span text:style-name="T34">Aplicação do conhecimento adquirido na etapa 2 através do desenvolvimento do modelo. Análise do desempenho via performance nos dados de teste e identificação de overfitting via disparidades na performance de treino e teste.</text:span></text:p>
      <text:p text:style-name="P9"/>
      <text:p text:style-name="P9">Etapa <text:span text:style-name="T31">6</text:span> – <text:s/><text:span text:style-name="T28">Preparar o relatório final e o pôster para apresentação no PIBIC</text:span></text:p>
      <text:p text:style-name="P9"/>
      <text:p text:style-name="Standard"/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7"/>
        <table:table-column table:style-name="Table1.K" table:number-columns-repeated="2"/>
        <table:table-column table:style-name="Table1.M"/>
        <table:table-row table:style-name="Table1.1">
          <table:table-cell table:style-name="Table1.A1" office:value-type="string">
            <text:p text:style-name="P34">Etapa</text:p>
          </table:table-cell>
          <table:table-cell table:style-name="Table1.B1" office:value-type="string">
            <text:p text:style-name="P34">Mês 1</text:p>
          </table:table-cell>
          <table:table-cell table:style-name="Table1.C1" office:value-type="string">
            <text:p text:style-name="P34">Mês 2</text:p>
          </table:table-cell>
          <table:table-cell table:style-name="Table1.B1" office:value-type="string">
            <text:p text:style-name="P34">Mês 3</text:p>
          </table:table-cell>
          <table:table-cell table:style-name="Table1.C1" office:value-type="string">
            <text:p text:style-name="P34">Mês 4</text:p>
          </table:table-cell>
          <table:table-cell table:style-name="Table1.B1" office:value-type="string">
            <text:p text:style-name="P34">Mês 5</text:p>
          </table:table-cell>
          <table:table-cell table:style-name="Table1.C1" office:value-type="string">
            <text:p text:style-name="P34">Mês 6</text:p>
          </table:table-cell>
          <table:table-cell table:style-name="Table1.B1" office:value-type="string">
            <text:p text:style-name="P34">Mês 7</text:p>
          </table:table-cell>
          <table:table-cell table:style-name="Table1.C1" office:value-type="string">
            <text:p text:style-name="P34">Mês 8</text:p>
          </table:table-cell>
          <table:table-cell table:style-name="Table1.B1" office:value-type="string">
            <text:p text:style-name="P34">Mês 9</text:p>
          </table:table-cell>
          <table:table-cell table:style-name="Table1.C1" office:value-type="string">
            <text:p text:style-name="P34">Mês 10</text:p>
          </table:table-cell>
          <table:table-cell table:style-name="Table1.B1" office:value-type="string">
            <text:p text:style-name="P34">Mês 11</text:p>
          </table:table-cell>
          <table:table-cell table:style-name="Table1.M1" office:value-type="string">
            <text:p text:style-name="P34">Mês 12</text:p>
          </table:table-cell>
        </table:table-row>
        <table:table-row table:style-name="Table1.1">
          <table:table-cell table:style-name="Table1.A1" office:value-type="string">
            <text:p text:style-name="P33">1</text:p>
          </table:table-cell>
          <table:table-cell table:style-name="Table1.B1" office:value-type="string">
            <text:p text:style-name="P35"></text:p>
          </table:table-cell>
          <table:table-cell table:style-name="Table1.C1" office:value-type="string">
            <text:p text:style-name="P35"/>
          </table:table-cell>
          <table:table-cell table:style-name="Table1.B1" office:value-type="string">
            <text:p text:style-name="P35"/>
          </table:table-cell>
          <table:table-cell table:style-name="Table1.C1" office:value-type="string">
            <text:p text:style-name="P35"/>
          </table:table-cell>
          <table:table-cell table:style-name="Table1.B1" office:value-type="string">
            <text:p text:style-name="P35"/>
          </table:table-cell>
          <table:table-cell table:style-name="Table1.C1" office:value-type="string">
            <text:p text:style-name="P35"/>
          </table:table-cell>
          <table:table-cell table:style-name="Table1.B1" office:value-type="string">
            <text:p text:style-name="P35"/>
          </table:table-cell>
          <table:table-cell table:style-name="Table1.C1" office:value-type="string">
            <text:p text:style-name="P35"/>
          </table:table-cell>
          <table:table-cell table:style-name="Table1.B1" office:value-type="string">
            <text:p text:style-name="P35"/>
          </table:table-cell>
          <table:table-cell table:style-name="Table1.C1" office:value-type="string">
            <text:p text:style-name="P35"/>
          </table:table-cell>
          <table:table-cell table:style-name="Table1.B1" office:value-type="string">
            <text:p text:style-name="P35"/>
          </table:table-cell>
          <table:table-cell table:style-name="Table1.M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33">2</text:p>
          </table:table-cell>
          <table:table-cell table:style-name="Table1.B1" office:value-type="string">
            <text:p text:style-name="P35"></text:p>
          </table:table-cell>
          <table:table-cell table:style-name="Table1.C1" office:value-type="string">
            <text:p text:style-name="P35"></text:p>
          </table:table-cell>
          <table:table-cell table:style-name="Table1.B1" office:value-type="string">
            <text:p text:style-name="P35"></text:p>
          </table:table-cell>
          <table:table-cell table:style-name="Table1.C1" office:value-type="string">
            <text:p text:style-name="P35"></text:p>
          </table:table-cell>
          <table:table-cell table:style-name="Table1.B1" office:value-type="string">
            <text:p text:style-name="P35"/>
          </table:table-cell>
          <table:table-cell table:style-name="Table1.C1" office:value-type="string">
            <text:p text:style-name="P35"/>
          </table:table-cell>
          <table:table-cell table:style-name="Table1.B1" office:value-type="string">
            <text:p text:style-name="P35"/>
          </table:table-cell>
          <table:table-cell table:style-name="Table1.C1" office:value-type="string">
            <text:p text:style-name="P35"/>
          </table:table-cell>
          <table:table-cell table:style-name="Table1.B1" office:value-type="string">
            <text:p text:style-name="P35"/>
          </table:table-cell>
          <table:table-cell table:style-name="Table1.C1" office:value-type="string">
            <text:p text:style-name="P35"/>
          </table:table-cell>
          <table:table-cell table:style-name="Table1.B1" office:value-type="string">
            <text:p text:style-name="P35"/>
          </table:table-cell>
          <table:table-cell table:style-name="Table1.M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33">3</text:p>
          </table:table-cell>
          <table:table-cell table:style-name="Table1.B1" office:value-type="string">
            <text:p text:style-name="P35"/>
          </table:table-cell>
          <table:table-cell table:style-name="Table1.C1" office:value-type="string">
            <text:p text:style-name="P35"></text:p>
          </table:table-cell>
          <table:table-cell table:style-name="Table1.B1" office:value-type="string">
            <text:p text:style-name="P35"/>
          </table:table-cell>
          <table:table-cell table:style-name="Table1.C1" office:value-type="string">
            <text:p text:style-name="P35"/>
          </table:table-cell>
          <table:table-cell table:style-name="Table1.B1" office:value-type="string">
            <text:p text:style-name="P35"/>
          </table:table-cell>
          <table:table-cell table:style-name="Table1.C1" office:value-type="string">
            <text:p text:style-name="P35"/>
          </table:table-cell>
          <table:table-cell table:style-name="Table1.B1" office:value-type="string">
            <text:p text:style-name="P35"/>
          </table:table-cell>
          <table:table-cell table:style-name="Table1.C1" office:value-type="string">
            <text:p text:style-name="P35"/>
          </table:table-cell>
          <table:table-cell table:style-name="Table1.B1" office:value-type="string">
            <text:p text:style-name="P35"/>
          </table:table-cell>
          <table:table-cell table:style-name="Table1.C1" office:value-type="string">
            <text:p text:style-name="P35"/>
          </table:table-cell>
          <table:table-cell table:style-name="Table1.B1" office:value-type="string">
            <text:p text:style-name="P35"/>
          </table:table-cell>
          <table:table-cell table:style-name="Table1.M1" office:value-type="string">
            <text:p text:style-name="P35"/>
          </table:table-cell>
        </table:table-row>
        <table:table-row table:style-name="Table1.1">
          <table:table-cell table:style-name="Table1.A5" office:value-type="string">
            <text:p text:style-name="P39">4</text:p>
          </table:table-cell>
          <table:table-cell table:style-name="Table1.B5" office:value-type="string">
            <text:p text:style-name="P35"/>
          </table:table-cell>
          <table:table-cell table:style-name="Table1.C5" office:value-type="string">
            <text:p text:style-name="P35"/>
          </table:table-cell>
          <table:table-cell table:style-name="Table1.B5" office:value-type="string">
            <text:p text:style-name="P38"></text:p>
          </table:table-cell>
          <table:table-cell table:style-name="Table1.C5" office:value-type="string">
            <text:p text:style-name="P35"/>
          </table:table-cell>
          <table:table-cell table:style-name="Table1.B5" office:value-type="string">
            <text:p text:style-name="P35"/>
          </table:table-cell>
          <table:table-cell table:style-name="Table1.C5" office:value-type="string">
            <text:p text:style-name="P35"/>
          </table:table-cell>
          <table:table-cell table:style-name="Table1.B5" office:value-type="string">
            <text:p text:style-name="P35"/>
          </table:table-cell>
          <table:table-cell table:style-name="Table1.C5" office:value-type="string">
            <text:p text:style-name="P35"/>
          </table:table-cell>
          <table:table-cell table:style-name="Table1.B5" office:value-type="string">
            <text:p text:style-name="P35"/>
          </table:table-cell>
          <table:table-cell table:style-name="Table1.C5" office:value-type="string">
            <text:p text:style-name="P35"/>
          </table:table-cell>
          <table:table-cell table:style-name="Table1.B5" office:value-type="string">
            <text:p text:style-name="P35"/>
          </table:table-cell>
          <table:table-cell table:style-name="Table1.M5" office:value-type="string">
            <text:p text:style-name="P35"/>
          </table:table-cell>
        </table:table-row>
        <table:table-row table:style-name="Table1.1">
          <table:table-cell table:style-name="Table1.A6" office:value-type="string">
            <text:p text:style-name="P39">5</text:p>
          </table:table-cell>
          <table:table-cell table:style-name="Table1.B5" office:value-type="string">
            <text:p text:style-name="P36"/>
          </table:table-cell>
          <table:table-cell table:style-name="Table1.C5" office:value-type="string">
            <text:p text:style-name="P36"/>
          </table:table-cell>
          <table:table-cell table:style-name="Table1.B5" office:value-type="string">
            <text:p text:style-name="P36"></text:p>
          </table:table-cell>
          <table:table-cell table:style-name="Table1.C5" office:value-type="string">
            <text:p text:style-name="P36"></text:p>
          </table:table-cell>
          <table:table-cell table:style-name="Table1.B5" office:value-type="string">
            <text:p text:style-name="P36"></text:p>
          </table:table-cell>
          <table:table-cell table:style-name="Table1.C5" office:value-type="string">
            <text:p text:style-name="P36"></text:p>
          </table:table-cell>
          <table:table-cell table:style-name="Table1.B5" office:value-type="string">
            <text:p text:style-name="P37"></text:p>
          </table:table-cell>
          <table:table-cell table:style-name="Table1.C5" office:value-type="string">
            <text:p text:style-name="P37"></text:p>
          </table:table-cell>
          <table:table-cell table:style-name="Table1.B5" office:value-type="string">
            <text:p text:style-name="P36"></text:p>
          </table:table-cell>
          <table:table-cell table:style-name="Table1.C5" office:value-type="string">
            <text:p text:style-name="P36"></text:p>
          </table:table-cell>
          <table:table-cell table:style-name="Table1.B5" office:value-type="string">
            <text:p text:style-name="P36"></text:p>
          </table:table-cell>
          <table:table-cell table:style-name="Table1.M5" office:value-type="string">
            <text:p text:style-name="P36"/>
          </table:table-cell>
        </table:table-row>
        <table:table-row table:style-name="Table1.1">
          <table:table-cell table:style-name="Table1.A7" office:value-type="string">
            <text:p text:style-name="P39">6</text:p>
          </table:table-cell>
          <table:table-cell table:style-name="Table1.B5" office:value-type="string">
            <text:p text:style-name="P35"/>
          </table:table-cell>
          <table:table-cell table:style-name="Table1.C5" office:value-type="string">
            <text:p text:style-name="P35"/>
          </table:table-cell>
          <table:table-cell table:style-name="Table1.B5" office:value-type="string">
            <text:p text:style-name="P35"/>
          </table:table-cell>
          <table:table-cell table:style-name="Table1.C5" office:value-type="string">
            <text:p text:style-name="P35"/>
          </table:table-cell>
          <table:table-cell table:style-name="Table1.B5" office:value-type="string">
            <text:p text:style-name="P35"/>
          </table:table-cell>
          <table:table-cell table:style-name="Table1.C5" office:value-type="string">
            <text:p text:style-name="P35"/>
          </table:table-cell>
          <table:table-cell table:style-name="Table1.B5" office:value-type="string">
            <text:p text:style-name="P35"/>
          </table:table-cell>
          <table:table-cell table:style-name="Table1.C5" office:value-type="string">
            <text:p text:style-name="P35"/>
          </table:table-cell>
          <table:table-cell table:style-name="Table1.B5" office:value-type="string">
            <text:p text:style-name="P35"/>
          </table:table-cell>
          <table:table-cell table:style-name="Table1.C5" office:value-type="string">
            <text:p text:style-name="P35"/>
          </table:table-cell>
          <table:table-cell table:style-name="Table1.B5" office:value-type="string">
            <text:p text:style-name="P35"></text:p>
          </table:table-cell>
          <table:table-cell table:style-name="Table1.M5" office:value-type="string">
            <text:p text:style-name="P35"></text:p>
          </table:table-cell>
        </table:table-row>
      </table:table>
      <text:p text:style-name="P9"/>
      <text:p text:style-name="P9"/>
      <text:p text:style-name="P50"/>
      <text:list xml:id="list74118446927330" text:continue-numbering="true" text:style-name="WW8Num5">
        <text:list-item>
          <text:p text:style-name="P49"><text:soft-page-break/>Referências Bibliográficas</text:p>
          <text:p text:style-name="P51"><text:span text:style-name="T9">[</text:span><text:span text:style-name="T10">1</text:span><text:span text:style-name="T9">] - </text:span><text:span text:style-name="T13">Russell, Stuart, Peter Norvig, and Artificial Intelligence. "A modern approach."</text:span><text:span text:style-name="T17">Artificial Intelligence. Prentice-Hall, Egnlewood Cliffs</text:span><text:span text:style-name="T18"> </text:span><text:span text:style-name="T13">25 (1995): 27.</text:span></text:p>
          <text:p text:style-name="P52"><text:span text:style-name="T15">[2] - </text:span><text:span text:style-name="T13">Aggarwal, Charu C.</text:span><text:span text:style-name="T17">Data mining: The textbook</text:span><text:span text:style-name="T13">. Springer, 2015.</text:span></text:p>
          <text:p text:style-name="P52"><text:span text:style-name="T15">[3] - </text:span><text:span text:style-name="T19">Silver, David, et al. "Mastering the game of Go with deep neural networks and tree search."</text:span><text:span text:style-name="T21">Nature </text:span><text:span text:style-name="T19">529.7587 (2016): 484-489.</text:span></text:p>
          <text:p text:style-name="P53"><text:span text:style-name="T14">[4] - </text:span><text:span text:style-name="T16">https://people.csail.mit.edu/kalyan/AI2_Paper.pdf</text:span></text:p>
          <text:p text:style-name="P54"><text:span text:style-name="T30">[5] - </text:span><text:span text:style-name="T19">Koren, Yehuda. "The bellkor solution to the netflix grand prize."</text:span><text:span text:style-name="T21">Netflix prize documentation </text:span><text:span text:style-name="T19">81 (2009).</text:span></text:p>
          <text:p text:style-name="P53"><text:span text:style-name="T20">[6] – </text:span><text:span text:style-name="T19">Abu-Mostafa, Yaser S., Malik Magdon-Ismail, and Hsuan-Tien Lin. </text:span><text:span text:style-name="T21">Learning from data</text:span><text:span text:style-name="T19">. Berlin, Germany: AMLBook, 2012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Arial2" svg:font-family="Arial, sans-serif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line-height="0.0626in" fo:text-align="end" style:justify-single-word="false"/>
    </style:style>
    <style:style style:name="MP3" style:family="paragraph" style:parent-style-name="Header">
      <style:paragraph-properties fo:text-align="end" style:justify-single-word="false" fo:padding="0in" fo:border-left="none" fo:border-right="none" fo:border-top="1.5pt solid #000000" fo:border-bottom="none"/>
      <style:text-properties style:font-name="Arial1" fo:font-size="16pt" fo:font-weight="bold" style:font-size-asian="16pt" style:font-weight-asian="bold" style:font-name-complex="Arial1" style:font-size-complex="16pt"/>
    </style:style>
    <style:style style:name="MP4" style:family="paragraph" style:parent-style-name="Header">
      <style:paragraph-properties fo:text-align="end" style:justify-single-word="false"/>
      <style:text-properties style:font-name="Arial1" fo:font-size="10pt" fo:font-weight="bold" style:font-size-asian="10pt" style:font-weight-asian="bold" style:font-name-complex="Arial1" style:font-size-complex="10pt"/>
    </style:style>
    <style:style style:name="MP5" style:family="paragraph" style:parent-style-name="Header">
      <style:paragraph-properties fo:text-align="end" style:justify-single-word="false"/>
      <style:text-properties style:font-name="Arial1" fo:font-size="10pt" style:font-size-asian="10pt" style:font-name-complex="Arial1" style:font-size-complex="10pt"/>
    </style:style>
    <style:style style:name="MP6" style:family="paragraph" style:parent-style-name="Footer">
      <style:paragraph-properties>
        <style:tab-stops>
          <style:tab-stop style:position="2.9528in" style:type="center"/>
          <style:tab-stop style:position="5.9055in" style:type="right"/>
          <style:tab-stop style:position="6.75in" style:type="right"/>
        </style:tab-stops>
      </style:paragraph-properties>
      <style:text-properties style:font-name="Arial1" fo:font-size="10pt" style:font-size-asian="10pt" style:font-name-complex="Arial1" style:font-size-complex="10pt"/>
    </style:style>
    <style:style style:name="MP7" style:family="paragraph" style:parent-style-name="Footer">
      <style:paragraph-properties>
        <style:tab-stops>
          <style:tab-stop style:position="2.9528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1" style:font-size-complex="10pt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55in" fo:margin-left="0in" fo:margin-right="0in" fo:margin-bottom="0.216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0.7866in" svg:height="0.3957in" draw:z-index="6"><draw:image xlink:href="Pictures/1000020100000148000000A40FCF703B.png" xlink:type="simple" xlink:show="embed" xlink:actuate="onLoad"/></draw:frame></text:p>
        <text:p text:style-name="MP2"/>
        <text:p text:style-name="MP3">Universidade de Brasília</text:p>
        <text:p text:style-name="MP4">Decanato de Pesquisa e Pós-Graduação</text:p>
        <text:p text:style-name="MP5">Programa de Iniciação Científica – ProIC/UnB</text:p>
        <text:p text:style-name="Header"/>
      </style:header>
      <style:footer>
        <text:p text:style-name="MP6">Campus Universitário Darcy Ribeiro Pavilhão Anísio Teixeira Sala AT 012 - Brasília – DF <text:s/>CEP 70910-900</text:p>
        <text:p text:style-name="MP7"><text:span text:style-name="MT1">Telefones: (61) 3107.0822 - <text:s/>3107.0824 – 3107.0825 – 3107-0826 <text:s text:c="9"/>e-mail: <text:s/></text:span><text:a xlink:type="simple" xlink:href="mailto:pibic@unb.br"><text:span text:style-name="Internet_20_link"><text:span text:style-name="MT1">pibic@unb.br</text:span></text:span></text:a><text:span text:style-name="MT1"> <text:s text:c="2"/></text:span><text:a xlink:type="simple" xlink:href="http://www.unb.br/administracao/decanatos/dpp/dific.html"><text:span text:style-name="Internet_20_link"><text:span text:style-name="MT1">http://www.unb.br/administracao/decanatos/dpp/dific.html</text:span></text:span></text:a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ítulo do Projeto</dc:title>
    <meta:initial-creator>Luciano Santos</meta:initial-creator>
    <meta:creation-date>2016-03-24T15:36:00</meta:creation-date>
    <dc:date>2016-04-27T07:41:16.205620433</dc:date>
    <meta:print-date>2015-03-24T11:01:00</meta:print-date>
    <meta:editing-cycles>7</meta:editing-cycles>
    <meta:editing-duration>PT3H46M29S</meta:editing-duration>
    <meta:generator>LibreOffice/4.2.8.2$Linux_X86_64 LibreOffice_project/420m0$Build-2</meta:generator>
    <meta:document-statistic meta:table-count="1" meta:image-count="1" meta:object-count="0" meta:page-count="7" meta:paragraph-count="109" meta:word-count="1391" meta:character-count="8927" meta:non-whitespace-character-count="7570"/>
  </office:meta>
</office:document-meta>
</file>